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Application for advising mobile plan.</text:p>
      <text:p text:style-name="Standard">The application has the following functionalities.</text:p>
      <text:p text:style-name="Standard">The application stores information about tariffs in a Map.</text:p>
      <text:p text:style-name="Standard">You can add, update, delete, get information about tariffs, and print all existing tariffs.</text:p>
      <text:p text:style-name="Standard"/>
      <text:p text:style-name="Standard">.addTariff</text:p>
      <text:p text:style-name="Standard">.deleteTariff</text:p>
      <text:p text:style-name="Standard">.updateTariff</text:p>
      <text:p text:style-name="Standard">.infoTariff</text:p>
      <text:p text:style-name="Standard">.printTariffs</text:p>
      <text:p text:style-name="Standard"/>
      <text:p text:style-name="Standard">These functionalities can be done in a console.</text:p>
      <text:p text:style-name="Standard">Another Map stores information about users.</text:p>
      <text:p text:style-name="Standard">You can add, delete and get information about users in a console.</text:p>
      <text:p text:style-name="Standard"/>
      <text:p text:style-name="Standard">.addUser</text:p>
      <text:p text:style-name="Standard">.deleteUser</text:p>
      <text:p text:style-name="Standard">.infoUser</text:p>
      <text:p text:style-name="Standard">There is also information about out of tariff prices.</text:p>
      <text:p text:style-name="Standard">This informatin can be updated.</text:p>
      <text:p text:style-name="Standard"/>
      <text:p text:style-name="Standard">.updateoutOfTariffPlan</text:p>
      <text:p text:style-name="Standard"/>
      <text:p text:style-name="Standard">Finally, you can type user's name and the application will analyze </text:p>
      <text:p text:style-name="Standard">user's current spendings on mobile activity and will offer mobile tariff </text:p>
      <text:p text:style-name="Standard">by printing how much he/she will save by switching to this tariff.</text:p>
      <text:p text:style-name="Standard"/>
      <text:p text:style-name="Standard">.suggestPlan</text:p>
      <text:p text:style-name="Standard"/>
      <text:p text:style-name="Standard">Thanks!!! *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3:22:22.533370075</meta:creation-date>
    <dc:date>2019-12-01T23:23:07.016805611</dc:date>
    <meta:editing-duration>PT51S</meta:editing-duration>
    <meta:editing-cycles>1</meta:editing-cycles>
    <meta:document-statistic meta:table-count="0" meta:image-count="0" meta:object-count="0" meta:page-count="1" meta:paragraph-count="23" meta:word-count="121" meta:character-count="819" meta:non-whitespace-character-count="718"/>
    <meta:generator>LibreOffice/6.2.7.1$Linux_X86_64 LibreOffice_project/20$Build-1</meta:generator>
  </office:meta>
</office:document-meta>
</file>